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Abolishonists<text:line-break/><text:line-break/><text:a xlink:type="simple" xlink:href="https://www.facebook.com/TheA21CampaignGreece/photos/a.158271644274705/2379081992193648/" text:style-name="Internet_20_link" text:visited-style-name="Visited_20_Internet_20_Link">https://www.facebook.com/TheA21CampaignGreece/photos/a.158271644274705/2379081992193648/</text:a><text:line-break/><text:line-break/><text:line-break/>#freedomstories<text:line-break/><text:line-break/><text:a xlink:type="simple" xlink:href="https://www.facebook.com/TheA21CampaignGreece/photos/a.158271644274705/2412540942181086" text:style-name="Internet_20_link" text:visited-style-name="Visited_20_Internet_20_Link">https://www.facebook.com/TheA21CampaignGreece/photos/a.158271644274705/2412540942181086</text:a><text:line-break/><text:line-break/><text:a xlink:type="simple" xlink:href="https://www.facebook.com/TheA21CampaignGreece/posts/2381459441955903" text:style-name="Internet_20_link" text:visited-style-name="Visited_20_Internet_20_Link">https://www.facebook.com/TheA21CampaignGreece/posts/2381459441955903</text:a><text:line-break/><text:line-break/><text:a xlink:type="simple" xlink:href="https://www.facebook.com/TheA21CampaignGreece/posts/3022980317803809" text:style-name="Internet_20_link" text:visited-style-name="Visited_20_Internet_20_Link">https://www.facebook.com/TheA21CampaignGreece/posts/3022980317803809</text:a><text:line-break/><text:line-break/><text:a xlink:type="simple" xlink:href="https://www.facebook.com/TheA21CampaignGreece/posts/3125399277561912" text:style-name="Internet_20_link" text:visited-style-name="Visited_20_Internet_20_Link">https://www.facebook.com/TheA21CampaignGreece/posts/3125399277561912</text:a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imon Toufexis</meta:initial-creator>
    <meta:creation-date>2021-04-07T18:18:43.94</meta:creation-date>
    <meta:document-statistic meta:table-count="0" meta:image-count="0" meta:object-count="0" meta:page-count="1" meta:paragraph-count="1" meta:word-count="7" meta:character-count="423"/>
    <dc:date>2021-04-07T18:28:04.45</dc:date>
    <dc:creator>Kimon Toufexis</dc:creator>
    <meta:editing-duration>PT9M24S</meta:editing-duration>
    <meta:editing-cycles>1</meta:editing-cycles>
    <meta:generator>OpenOffice/4.1.9$Win32 OpenOffice.org_project/419m1$Build-9805</meta:generator>
  </office:meta>
</office:document-meta>
</file>